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1F0C552B1D768FA74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1.25cm" fo:min-width="5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75cm" fo:min-width="5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75cm" fo:min-width="4.5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.75cm" fo:min-width="5cm"/>
    </style:style>
    <style:style style:name="gr6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cm" svg:height="15.75cm" svg:x="0cm" svg:y="0cm">
          <draw:image xlink:href="Pictures/100000010000023F000001F0C552B1D768FA74A1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1.5cm" svg:x="22.5cm" svg:y="0cm">
          <text:p text:style-name="P2">Menu-B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2cm" svg:x="22.5cm" svg:y="4cm">
          <text:p text:style-name="P2">Menu-Titl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cm" svg:x="8.5cm" svg:y="13.75cm">
          <text:p text:style-name="P2">Big-Car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cm" svg:height="2cm" svg:x="22.5cm" svg:y="7cm">
          <text:p text:style-name="P2">Small-Ca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1T20:46:30.485000000</meta:creation-date>
    <dc:date>2022-12-01T20:52:48.206000000</dc:date>
    <meta:editing-duration>PT6M45S</meta:editing-duration>
    <meta:editing-cycles>1</meta:editing-cycles>
    <meta:document-statistic meta:object-count="30"/>
    <meta:generator>LibreOffice/7.3.4.2$Windows_X86_64 LibreOffice_project/728fec16bd5f605073805c3c9e7c4212a0120dc5</meta:generator>
  </office:meta>
</office:document-meta>
</file>